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svg:stroke-width="0.66cm" draw:marker-start-width="1.185cm" draw:marker-end-width="1.185cm"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ameIsOver</text:p>
          </draw:text-box>
        </draw:frame>
        <draw:frame presentation:style-name="pr2" draw:text-style-name="P5" draw:layer="layout" svg:width="25.199cm" svg:height="13.859cm" svg:x="1.4cm" svg:y="4.914cm" presentation:class="subtitle" presentation:user-transformed="true">
          <draw:text-box>
            <text:p text:style-name="P5">bool IsItATie = <text:tab/><text:tab/><text:tab/><text:tab/>___________</text:p>
            <text:p text:style-name="P5"/>
            <text:p text:style-name="P5">bool WeWon = <text:tab/><text:tab/><text:tab/>___________</text:p>
            <text:p text:style-name="P5"/>
            <text:p text:style-name="P5">bool ComputerWon = <text:tab/>___________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5T15:16:55.18</meta:creation-date>
    <dc:date>2013-08-15T15:31:04.32</dc:date>
    <meta:editing-duration>PT14M8S</meta:editing-duration>
    <meta:editing-cycles>3</meta:editing-cycles>
    <meta:generator>OpenOffice/4.0.0$Win32 OpenOffice.org_project/400m3$Build-9702</meta:generator>
    <meta:print-date>2013-08-15T15:28:35.31</meta:print-date>
    <meta:document-statistic meta:object-count="145"/>
  </office:meta>
</office:document-meta>
</file>